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WenQuanYi Micro Hei" svg:font-family="'WenQuanYi Micro 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fo:line-height="150%" fo:text-align="justify" style:justify-single-word="false" fo:text-indent="0.5902in" style:auto-text-indent="false" style:shadow="none"/>
      <style:text-properties style:font-name="Arial" fo:font-size="12pt" fo:language="ru" fo:country="RU" style:font-size-asian="12pt" style:font-name-complex="Calibri" style:font-size-complex="12pt"/>
    </style:style>
    <style:style style:name="P2" style:family="paragraph" style:parent-style-name="Standard">
      <style:paragraph-properties fo:margin-left="0in" fo:margin-right="0in" fo:margin-top="0in" fo:margin-bottom="0in" fo:line-height="150%" fo:text-align="justify" style:justify-single-word="false" fo:text-indent="0.5902in" style:auto-text-indent="false" style:shadow="none"/>
      <style:text-properties style:font-name="Arial" fo:font-size="12pt" fo:language="ru" fo:country="RU" style:font-size-asian="12pt" style:font-size-complex="12pt"/>
    </style:style>
    <style:style style:name="P3" style:family="paragraph" style:parent-style-name="Standard">
      <style:paragraph-properties fo:margin-left="0in" fo:margin-right="0in" fo:margin-top="0in" fo:margin-bottom="0in" fo:line-height="150%" fo:text-align="justify" style:justify-single-word="false" fo:text-indent="0.5902in" style:auto-text-indent="false" style:shadow="none"/>
      <style:text-properties fo:color="#000000" style:font-name="Arial" fo:font-size="12pt" fo:language="ru" fo:country="RU" style:font-size-asian="12pt" style:font-size-complex="12pt"/>
    </style:style>
    <style:style style:name="P4" style:family="paragraph" style:parent-style-name="Standard">
      <style:paragraph-properties fo:margin-left="0in" fo:margin-right="0in" fo:margin-top="0in" fo:margin-bottom="0in" fo:line-height="150%" fo:text-align="justify" style:justify-single-word="false" fo:text-indent="0.5902in" style:auto-text-indent="false" style:shadow="none"/>
      <style:text-properties fo:color="#000000"/>
    </style:style>
    <style:style style:name="P5" style:family="paragraph" style:parent-style-name="Standard">
      <style:paragraph-properties fo:margin-left="0in" fo:margin-right="0in" fo:margin-top="0in" fo:margin-bottom="0in" fo:line-height="150%" fo:text-align="justify" style:justify-single-word="false" fo:text-indent="0.5902in" style:auto-text-indent="false" style:shadow="none"/>
    </style:style>
    <style:style style:name="P6" style:family="paragraph" style:parent-style-name="Normal_20__28_Web_29_">
      <style:paragraph-properties fo:margin-left="0in" fo:margin-right="0in" fo:margin-top="0in" fo:margin-bottom="0in" fo:line-height="150%" fo:text-align="justify" style:justify-single-word="false" fo:text-indent="0.5902in" style:auto-text-indent="false" style:shadow="none"/>
      <style:text-properties style:font-name="Arial" fo:font-size="12pt" fo:language="ru" fo:country="RU" style:font-size-asian="12pt" style:font-name-complex="Calibri" style:font-size-complex="12pt"/>
    </style:style>
    <style:style style:name="P7" style:family="paragraph" style:parent-style-name="Normal_20__28_Web_29_">
      <style:paragraph-properties fo:margin-left="0in" fo:margin-right="0in" fo:margin-top="0in" fo:margin-bottom="0in" fo:line-height="150%" fo:text-align="justify" style:justify-single-word="false" fo:text-indent="0.5902in" style:auto-text-indent="false" style:shadow="none"/>
    </style:style>
    <style:style style:name="P8" style:family="paragraph" style:parent-style-name="Standard">
      <style:paragraph-properties fo:margin-left="0in" fo:margin-right="0in" fo:margin-top="0in" fo:margin-bottom="0in" fo:line-height="150%" fo:text-align="justify" style:justify-single-word="false" fo:text-indent="0.5902in" style:auto-text-indent="false" style:shadow="none"/>
      <style:text-properties style:font-name="Arial" fo:font-size="12pt" fo:language="ru" fo:country="RU" style:font-name-asian="Times New Roman1" style:font-size-asian="12pt" style:font-name-complex="Calibri" style:font-size-complex="12pt" style:font-weight-complex="bold"/>
    </style:style>
    <style:style style:name="P9" style:family="paragraph" style:parent-style-name="Standard" style:list-style-name="WWNum3">
      <style:paragraph-properties fo:margin-left="0in" fo:margin-right="0in" fo:margin-top="0in" fo:margin-bottom="0in" fo:line-height="150%" fo:text-align="justify" style:justify-single-word="false" fo:text-indent="0.5902in" style:auto-text-indent="false" style:shadow="none"/>
      <style:text-properties style:font-name="Arial" fo:font-size="12pt" fo:language="ru" fo:country="RU" style:font-size-asian="12pt" style:font-name-complex="Calibri" style:font-size-complex="12pt"/>
    </style:style>
    <style:style style:name="P10" style:family="paragraph" style:parent-style-name="Text_20_body">
      <style:paragraph-properties fo:margin-left="0in" fo:margin-right="0in" fo:margin-top="0in" fo:margin-bottom="0in" fo:line-height="150%" fo:text-align="justify" style:justify-single-word="false" fo:text-indent="0.5902in" style:auto-text-indent="false" style:shadow="none"/>
      <style:text-properties style:font-name="Arial" fo:font-size="10pt" style:font-size-asian="10pt" style:font-size-complex="10pt"/>
    </style:style>
    <style:style style:name="P11" style:family="paragraph" style:parent-style-name="Heading_20_2" style:list-style-name="WWNum2">
      <style:paragraph-properties fo:margin-left="0in" fo:margin-right="0in" fo:margin-top="0in" fo:margin-bottom="0in" fo:line-height="150%" fo:text-align="justify" style:justify-single-word="false" fo:text-indent="0.5902in" style:auto-text-indent="false" style:shadow="none"/>
    </style:style>
    <style:style style:name="P12" style:family="paragraph" style:parent-style-name="Heading_20_2" style:list-style-name="WWNum2">
      <style:paragraph-properties fo:margin-top="0in" fo:margin-bottom="0in" fo:line-height="150%" fo:text-align="justify" style:justify-single-word="false" style:shadow="none"/>
    </style:style>
    <style:style style:name="P13" style:family="paragraph" style:parent-style-name="List_20_Paragraph" style:list-style-name="WWNum1" style:master-page-name="">
      <style:paragraph-properties fo:margin-left="0in" fo:margin-right="0in" fo:margin-top="0in" fo:margin-bottom="0in" fo:line-height="150%" fo:text-align="justify" style:justify-single-word="false" fo:text-indent="0.5902in" style:auto-text-indent="false" style:page-number="auto" style:shadow="none"/>
      <style:text-properties style:font-name="Arial" fo:font-size="12pt" fo:language="ru" fo:country="RU" style:font-size-asian="12pt" style:font-name-complex="Calibri" style:font-size-complex="12pt"/>
    </style:style>
    <style:style style:name="P14" style:family="paragraph" style:parent-style-name="List_20_Paragraph" style:list-style-name="WWNum2">
      <style:paragraph-properties fo:margin-left="0in" fo:margin-right="0in" fo:margin-top="0in" fo:margin-bottom="0in" fo:line-height="150%" fo:text-align="justify" style:justify-single-word="false" fo:text-indent="0.5902in" style:auto-text-indent="false" style:shadow="none"/>
      <style:text-properties style:font-name="Arial" fo:font-size="12pt" fo:language="ru" fo:country="RU" style:font-size-asian="12pt" style:font-name-complex="Calibri" style:font-size-complex="12pt"/>
    </style:style>
    <style:style style:name="P15" style:family="paragraph" style:parent-style-name="Heading_20_3" style:list-style-name="WWNum2">
      <style:paragraph-properties fo:margin-left="0in" fo:margin-right="0in" fo:margin-top="0in" fo:margin-bottom="0in" fo:line-height="150%" fo:text-align="justify" style:justify-single-word="false" fo:text-indent="0.5902in" style:auto-text-indent="false" style:shadow="none"/>
    </style:style>
    <style:style style:name="P16" style:family="paragraph" style:parent-style-name="Normal_20__28_Web_29_" style:list-style-name="WWNum2">
      <style:paragraph-properties fo:margin-left="0in" fo:margin-right="0in" fo:margin-top="0in" fo:margin-bottom="0in" fo:line-height="150%" fo:text-align="justify" style:justify-single-word="false" fo:text-indent="0.5902in" style:auto-text-indent="false" style:shadow="none"/>
      <style:text-properties style:font-name="Arial" fo:font-size="12pt" fo:language="ru" fo:country="RU" style:font-size-asian="12pt" style:font-name-complex="Calibri" style:font-size-complex="12pt"/>
    </style:style>
    <style:style style:name="P17" style:family="paragraph" style:parent-style-name="Normal_20__28_Web_29_">
      <style:paragraph-properties fo:margin-left="0in" fo:margin-right="0in" fo:margin-top="0in" fo:margin-bottom="0in" fo:line-height="150%" fo:text-align="justify" style:justify-single-word="false" fo:text-indent="0.5902in" style:auto-text-indent="false" style:shadow="none"/>
    </style:style>
    <style:style style:name="T1" style:family="text">
      <style:text-properties fo:color="#000000" style:font-name="Arial" fo:font-size="12pt" fo:language="ru" fo:country="RU" style:font-size-asian="12pt" style:font-size-complex="12pt"/>
    </style:style>
    <style:style style:name="T2" style:family="text">
      <style:text-properties style:font-name="Arial"/>
    </style:style>
    <style:style style:name="T3" style:family="text">
      <style:text-properties style:font-name="Arial" fo:font-size="12pt" fo:language="ru" fo:country="RU" style:font-size-asian="12pt" style:font-name-complex="Calibri" style:font-size-complex="12pt"/>
    </style:style>
    <style:style style:name="T4" style:family="text">
      <style:text-properties style:font-name="Arial" fo:font-size="12pt" fo:language="ru" fo:country="RU" style:font-size-asian="12pt" style:font-size-complex="12pt"/>
    </style:style>
    <style:style style:name="T5" style:family="text">
      <style:text-properties style:font-name="Arial" fo:font-size="12pt" fo:language="ru" fo:country="RU" fo:font-style="italic" style:font-size-asian="12pt" style:font-style-asian="italic" style:font-name-complex="Calibri" style:font-size-complex="12pt" style:font-style-complex="italic"/>
    </style:style>
    <style:style style:name="T6" style:family="text">
      <style:text-properties style:font-name="Arial" fo:font-size="12pt" fo:language="ru" fo:country="RU" fo:font-weight="bold" style:font-size-asian="12pt" style:font-weight-asian="bold" style:font-size-complex="12pt" style:font-weight-complex="bold"/>
    </style:style>
    <style:style style:name="T7" style:family="text">
      <style:text-properties style:font-name="Arial" fo:language="ru" fo:country="RU" style:font-name-complex="Calibri"/>
    </style:style>
    <style:style style:name="T8" style:family="text">
      <style:text-properties fo:font-size="12pt"/>
    </style:style>
    <style:style style:name="T9" style:family="text">
      <style:text-properties fo:language="ru" fo:country="RU" style:font-name-complex="Calibri"/>
    </style:style>
    <style:style style:name="T10" style:family="text">
      <style:text-properties style:font-size-asian="12pt"/>
    </style:style>
    <style:style style:name="T11" style:family="text">
      <style:text-properties style:font-name-complex="Calibri"/>
    </style:style>
    <style:style style:name="T12" style:family="text">
      <style:text-properties style:font-size-complex="12pt"/>
    </style:style>
    <style:style style:name="T13" style:family="text">
      <style:text-properties fo:font-size="11pt" style:font-size-asian="11pt" style:font-size-complex="11pt"/>
    </style:style>
    <style:style style:name="T14" style:family="text">
      <style:text-properties fo:font-size="10pt" style:font-size-asian="10pt" style:font-size-complex="10pt"/>
    </style:style>
    <style:style style:name="T15" style:family="text">
      <style:text-properties style:font-name="Arial"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33023786" text:style-name="WWNum1">
        <text:list-item>
          <text:p text:style-name="P13">СЕРВЕР В ЛОКАЛЬНОЙ СЕТИ</text:p>
        </text:list-item>
      </text:list>
      <text:p text:style-name="P1">Концепция клиент-серверного взаимодействия предполагает наличие условно выделенного компьютера, который предоставляет услуги для множества клиентов. Данную вычислительную систему принято назвать сервером. <text:s/>Основной задачей является, выполнение сервисных функций по за просу клиентов, предоставление доступа к определенным ресурсам.</text:p>
      <text:p text:style-name="P6">Для взаимодействия с клиентом сервер выделяет необходимые ресурсы межпроцессного взаимодействия и ожидает запросы на открытие соединения или запросы на предоставляемый сервис. В зависимости от типа такого ресурса, сервер может обслуживать процессы в пределах одной компьютерной системы или процессы на других машинах через каналы передачи данных <text:s/>или сетевые соединения.</text:p>
      <text:p text:style-name="P6">Формат запросов клиента и ответов сервера определяется протоколом. Спецификации открытых протоколов описываются открытыми стандартами, например протоколы Интернета определяются в документах RFC.</text:p>
      <text:p text:style-name="P6">В зависимост и от выполняемых задач одни серверы, при отсутствии запросов на обслуживание, могут простаивать в ожидании. Другие могут выполнять какую-то работу (например, работу по сбору информации), у таких серверов работа с клиентами может быть второстепенной задачей.</text:p>
      <text:p text:style-name="P8">Классификация серверов:</text:p>
      <text:list xml:id="list1655808383" text:style-name="WWNum2">
        <text:list-item>
          <text:h text:style-name="P12" text:outline-level="2"><text:soft-page-break/><text:span text:style-name="T3">Telnet-серверы. Telnet-серверы позволяют пользователям подключаться к основному компьютеру и выполнять все поставленные задачи <text:s/>на аппаратном обеспечении удаленной вычислительной системы. Пользователи подключаются к серверу при помощи приложения Telnet, что позволяет получить доступ не зависимо от местоположения. </text:span></text:h>
        </text:list-item>
        <text:list-item>
          <text:h text:style-name="P11" text:outline-level="2"><text:span text:style-name="T3">Почтовые серверы. Электронная почта является неотъемлемой частью общения в глобальной сети. Почтовые серверы управляют потоком электронных сообщений, пересылаемых между пользователями компьютерных сетей. В большинстве случаев почтовые серверы сохраняют электронное письмо, что делает из схожими с файловыми серверами.<text:line-break/>Разновидностью почтового сервера является сервер почтовой рассылки, который используется для создания, управления и обслуживания адресных списков рассылки. Серверы почтовой рассылки обычно обладают более высокой производительность, чем почтовые серверы. Данный тип почтового сервера используется в основном для распространения электронных журналов, обновлений продуктов, документов технической поддержки, расписаний учебных занятий, рекламных проспектов, а также дискуссионных форумов для клубов и групп.</text:span></text:h>
        </text:list-item>
        <text:list-item>
          <text:h text:style-name="P11" text:outline-level="2"><text:span text:style-name="T3">Брандмауэры и прокси-серверы. М</text:span><text:span text:style-name="T15">еханизм, который предназначен для защиты от несанкционированного доступа из или в частную компьютерную сеть <text:s/>и обычно используется в качестве первой линии обороны при защите частной информации. Брандмауэры могут быть реализованы как аппаратно, так и программно. При правильной организации использования эти средства позволяют предотвратить попытки неавторизованных пользователей получить доступ к соединенной с Интернетом частной сети — в особенности внутренней сети.</text:span><text:bookmark text:name="more-22"/><text:span text:style-name="T15"> Все сообщения, исходящие из или входящие во внутреннюю сеть, проходят через брандмауэр, который проверяет каждое сообщение и блокирует те из них, которые не отвечают установленным критериям безопасности. Существует множество методов межсетевой защиты, включая пакетную фильтрацию, сетевые межпрограммные конверторы , аппаратные шлюзы и прокси-серверы. Прокси-серверы, наверное, являются самыми распространенными формами межсетевой защиты. На практике прокси-сервер размещается между клиентской программой <text:s/>и каким-либо внешним сервером. Прокси-сервер эффективно скрывает истинный сетевой адрес, затем отслеживает и перехватывает любые направляемые на внешний сервер или поступающие из Интернета запросы. Это позволяет производить фильтрацию сообщений, повысить производительность и совместно использовать межсетевые соединения.</text:span></text:h>
        </text:list-item>
      </text:list>
      <text:p text:style-name="P10"><text:span text:style-name="T9"/></text:p>
      <text:list xml:id="list271126388" text:continue-numbering="true" text:style-name="WWNum2">
        <text:list-item>
          <text:h text:style-name="P11" text:outline-level="2"><text:soft-page-break/><text:span text:style-name="T3">Web-серверы. Web-серверы позволяют предоставлять информацию через Интернет посредством языка гипертекстовой разметки (HyperText Markup Language, HTML). При помощи такого программного обеспечения, как, например, Microsoft Internet Information Server, Nginx или Apache, Web-сервер принимает запросы от браузеров и затем отправляет соответствующий документ обратно на тот компьютер, с которого поступил запрос.</text:span><text:bookmark text:name="more-23"/><text:span text:style-name="T3"> Для повышения мощности сервера может быть использован ряд серверных технологий, которые позволяют не только доставлять стандартные HTML-страницы, но и применять CGI-сценарии (common gateway interface), протокол безопасности SSL (Secure Sockets Layer).</text:span></text:h>
        </text:list-item>
        <text:list-item>
          <text:h text:style-name="P11" text:outline-level="2"><text:span text:style-name="T3">Серверы базы данных. В большинстве случаев, сервер базы данных представляет собой сервер, на котором установлена система управления базой данных (СУБД, Database management system, DBMS) на основе языка SQL (Structured Query Language). Клиентский компьютер посылает свой SQL-запрос на сервер базы данных, который, в свою очередь, обращается в имеющуюся базу данных для обработки этого запроса, а затем возвращает результаты обработки на клиентский компьютер. </text:span></text:h>
        </text:list-item>
        <text:list-item>
          <text:p text:style-name="P16">Сетевые службы обеспечивают функционирование сети, например серверы DHCP и BOOTP обеспечивают стартовую инициализацию серверов и рабочих станций, DNS — трансляцию имен в адреса и наоборот.</text:p>
        </text:list-item>
      </text:list>
      <text:p text:style-name="P6">Серверы туннелирования (например, различные VPN-серверы) и прокси-серверы обеспечивают связь с сетью, недоступной роутингом.</text:p>
      <text:p text:style-name="P6">Серверы AAA и Radius <text:s/>обеспечивают в сети единую аутентификацию, авторизацию и ведение логов доступа.</text:p>
      <text:list xml:id="list1600796666" text:continue-numbering="true" text:style-name="WWNum2">
        <text:list-item>
          <text:h text:style-name="P15" text:outline-level="3"><text:span text:style-name="mw-headline"><text:span text:style-name="T3">Файл-серверы. </text:span></text:span><text:span text:style-name="T3">Файл-серверы представляют собой серверы для обеспечения доступа к файлам на диске сервера.</text:span></text:h>
        </text:list-item>
      </text:list>
      <text:p text:style-name="P7"><text:span text:style-name="T3">Прежде всего это серверы передачи файлов по заказу, по протоколам </text:span>FTP<text:span text:style-name="T3">, </text:span>TFTP<text:span text:style-name="T3">, </text:span>SFTP<text:span text:style-name="T3"> и </text:span>HTTP<text:span text:style-name="T3">. Протокол HTTP ориентирован на передачу текстовых файлов, но серверы могут отдавать в качестве запрошенных файлов и произвольные данные, например динамически созданные веб-страницы, картинки, музыку и т. п.</text:span></text:p>
      <text:p text:style-name="P7"><text:span text:style-name="T3">Другие серверы позволяют </text:span><text:span text:style-name="T5">монтировать</text:span><text:span text:style-name="T3"> дисковые разделы сервера в дисковое пространство клиента и полноценно работать с файлами на них. Это позволяют серверы протоколов </text:span>NFS<text:span text:style-name="T3"> и </text:span>SMB<text:span text:style-name="T3">. Серверы NFS и SMB работают через интерфейс </text:span>RPC<text:span text:style-name="T3">.</text:span></text:p>
      <text:p text:style-name="P1"><text:soft-page-break/><text:tab/></text:p>
      <text:p text:style-name="P1"/>
      <text:p text:style-name="P2"/>
      <text:p text:style-name="P3">Squid</text:p>
      <text:p text:style-name="P3">Squid это высокопроизводительный кеширующий прокси для web клиентов, поддерживающий ftp, gopher, и http. В отличии от традиционных кеширующих программ, Squid все запросы выполняет как один, неблокируемый процесс ввода/вывода. Squid сохраняет часто запрашиваемые данные в ОЗУ, кеширует DNS запросы, не блокируется при выполнении DNS запросов, и не кеширует неудавшиеся запросы. Также поддерживает SSL, расширенный контроль доступа и полную регистрацию запросов. Используя Internet Cache Protocol (ICP), кеши Squid можно расположить иерархически для дополнительного выигрыша в пропускной способности канала.</text:p>
      <text:p text:style-name="P3">Журналы - ценный источник информации о нагрузке на Squid и его производительности. Журналируются записи не только с информацией о доступе, но также и о системных ошибках и потребляемых ресурсах (память, дисковое пространство). Squid поддерживает несколько типов файлов журналов. Некоторые из них требуют активации на этапе процесса компиляции, другие могут быть безопасно отключены прямо во время работы. </text:p>
      <text:p text:style-name="P2"/>
      <text:p text:style-name="P4"><text:bookmark text:name="ss6.1"/><text:span text:style-name="Emphasis"><text:span text:style-name="T4">squid.out</text:span></text:span><text:span text:style-name="T4"> </text:span></text:p>
      <text:p text:style-name="P5"><text:span text:style-name="T1">Если вы запускаете ваш Squid из скрипта </text:span><text:span text:style-name="Emphasis"><text:span text:style-name="T1">RunCache</text:span></text:span><text:span text:style-name="T1">, то файл </text:span><text:span text:style-name="Emphasis"><text:span text:style-name="T1">squid.out</text:span></text:span><text:span text:style-name="T1"> содержит время старта Squid, а также все сообщения о фатальных ошибках, генерируемых неудачным вызовом </text:span><text:span text:style-name="Emphasis"><text:span text:style-name="T1">assert()</text:span></text:span><text:span text:style-name="T1">. Если вы не используете </text:span><text:span text:style-name="Emphasis"><text:span text:style-name="T1">RunCache</text:span></text:span><text:span text:style-name="T1">, вы не увидите подобного файла. </text:span></text:p>
      <text:p text:style-name="P2"/>
      <text:p text:style-name="P4"><text:bookmark text:name="ss6.2"/><text:span text:style-name="Emphasis"><text:span text:style-name="T4">cache.log</text:span></text:span><text:span text:style-name="T4"> </text:span></text:p>
      <text:p text:style-name="P5"><text:span text:style-name="T1">Файл </text:span><text:span text:style-name="Emphasis"><text:span text:style-name="T1">cache.log</text:span></text:span><text:span text:style-name="T1"> содержит отладочную информацию и сообщения о ошибках, которые генерирует Squid.</text:span></text:p>
      <text:p text:style-name="P4"><text:bookmark text:name="ss6.3"/><text:span text:style-name="Emphasis"><text:span text:style-name="T4">useragent.log</text:span></text:span><text:span text:style-name="T4"> </text:span></text:p>
      <text:p text:style-name="P3">В лог-файле user agent вы можете найти информацию о броузерах ваших клиентов. </text:p>
      <text:p text:style-name="P4"><text:bookmark text:name="ss6.4"/><text:span text:style-name="Emphasis"><text:span text:style-name="T4">store.log</text:span></text:span><text:span text:style-name="T4"> </text:span></text:p>
      <text:p text:style-name="P5"><text:span text:style-name="T1">В файле </text:span><text:span text:style-name="Emphasis"><text:span text:style-name="T1">store.log</text:span></text:span><text:span text:style-name="T1">отмечаются объекты, который в данный момент сохзранены на </text:span><text:span text:style-name="T1">диск или удалены с диска. Подобнае журналирование операций обычно используется в отладочных целях. Точное подверждение того, находиться ли объект на вашем диске возможно только после </text:span><text:span text:style-name="Emphasis"><text:span text:style-name="T1">полного</text:span></text:span><text:span text:style-name="T1"> анализа файла журнала. Удаление объекта может быть занечено в лог позже, </text:span><text:soft-page-break/><text:span text:style-name="T1">чем сохранение на диск. </text:span></text:p>
      <text:p text:style-name="P5"><text:span text:style-name="T1">Файл </text:span><text:span text:style-name="Emphasis"><text:span text:style-name="T1">store.log</text:span></text:span><text:span text:style-name="T1"> может быть интересен для анализа данных по объектам, хранящимся на вашем диске, времени их хранения или информации о том, сколько раз обращались к тому или иному "горячему" объекту. The latter may be covered by another log file, too. With knowledge of the </text:span><text:span text:style-name="Emphasis"><text:span text:style-name="T1">cache_dir</text:span></text:span><text:span text:style-name="T1"> configuration option, this log file allows for a URL to filename mapping without recursing your cache disks. Однако, разработчики Squid рекомендуют все же рассматривать </text:span><text:span text:style-name="Emphasis"><text:span text:style-name="T1">store.log</text:span></text:span><text:span text:style-name="T1"> как файл с отладочной инормацией и вам желательно этому следовать. пока вы не будете точно уверены в том, что вы делаете. </text:span></text:p>
      <text:p text:style-name="P5"><text:span text:style-name="T1">Формат строки, которая заносится в store.log состоит из одиннадцати полей разделенных пробелами в соответствии с функцией </text:span><text:span text:style-name="Emphasis"><text:span text:style-name="T1">storeLog()</text:span></text:span><text:span text:style-name="T1"> файла </text:span><text:span text:style-name="Emphasis"><text:span text:style-name="T1">src/store_log.c</text:span></text:span><text:span text:style-name="T1">: </text:span></text:p>
      <text:p text:style-name="P4"><text:bookmark text:name="ss6.6"/><text:span text:style-name="Emphasis"><text:span text:style-name="T4">access.log</text:span></text:span><text:span text:style-name="T4"> </text:span></text:p>
      <text:p text:style-name="P5"><text:span text:style-name="T1">Работа большинства программ, анализирующих файл журналов, основана на сожержимом </text:span><text:span text:style-name="Emphasis"><text:span text:style-name="T1">access.log</text:span></text:span><text:span text:style-name="T1">. В настоящее время существуют два возможных формата этого файла журнала в зависимости от значения конфигурационной опции </text:span><text:span text:style-name="Emphasis"><text:span text:style-name="T1">emulate_httpd_log</text:span></text:span><text:span text:style-name="T1">. По умолчанию, Squid журналирует данные в собственном формате. Если указанная выше опция включена, то Squid будет использовать общий формат файла журнала, который использует web-демон CERN. </text:span></text:p>
      <text:p text:style-name="P3">Общий формат файла журнала содержит меньше информации, чем собственный формат и она немного различна. Собственный формат содержит больше интересной для администратора информации о работе кеша. </text:p>
      <text:p text:style-name="P3">Структура файла:</text:p>
      <text:p text:style-name="P3">1310388341.533 766 172.16.5.18 TCP_MISS/200 108233 GET http://www.yandex.ua/ miha_admin DEFAULT_PARENT/172.16.11.1 text/html</text:p>
      <text:p text:style-name="P3">Разделителем служит пробельный символ</text:p>
      <text:p text:style-name="P3">первая позиция ― дата и время запроса</text:p>
      <text:p text:style-name="P3">Время обработки запроса</text:p>
      <text:p text:style-name="P3">Адрес хоста</text:p>
      <text:p text:style-name="P3">попадание в кэш и статус обработки http запроса</text:p>
      <text:p text:style-name="P3">объем переданных данных</text:p>
      <text:p text:style-name="P3">Тип запроса</text:p>
      <text:p text:style-name="P3">URL</text:p>
      <text:p text:style-name="P3">имя пользователя</text:p>
      <text:p text:style-name="P3">Код иерархии</text:p>
      <text:p text:style-name="P3"><text:soft-page-break/>Тип содержимого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WenQuanYi Micro Hei" svg:font-family="'WenQuanYi Micro 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4925in" style:writing-mode="lr-tb"/>
      <style:text-properties style:use-window-font-color="true" style:font-name="Times New Roman" fo:font-size="12pt" fo:language="en" fo:country="US" style:letter-kerning="true"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n" fo:country="US" style:letter-kerning="true" style:font-name-asian="WenQuanYi Micro Hei" style:font-size-asian="12pt" style:language-asian="zh" style:country-asian="CN" style:font-name-complex="Lohit Hindi"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0.5pt"/>
    </style:style>
    <style:style style:name="Text_20_body" style:display-name="Text body" style:family="paragraph" style:parent-style-name="Standard" style:class="text">
      <style:paragraph-properties fo:margin-top="0in" fo:margin-bottom="0.0835in"/>
      <style:text-properties style:font-name-asian="Times New Roman" style:font-size-asian="10.5pt" style:font-name-complex="Times New Roma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text-properties fo:font-style="italic" style:font-name-asian="Times New Roman" style:font-size-asian="10.5pt" style:font-style-asian="italic" style:font-name-complex="Lohit Hindi1" style:font-style-complex="italic"/>
    </style:style>
    <style:style style:name="Index" style:family="paragraph" style:parent-style-name="Standard" style:class="index">
      <style:text-properties style:font-name-asian="Times New Roman" style:font-size-asian="10.5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5pt" style:font-name-complex="DejaVu Sans Mono"/>
    </style:style>
    <style:style style:name="List_20_Paragraph" style:display-name="List Paragraph" style:family="paragraph" style:parent-style-name="Standard" style:default-outline-level="">
      <style:paragraph-properties fo:margin-left="0.5in" fo:margin-right="0in" fo:margin-top="0in" fo:margin-bottom="0in" fo:text-indent="0in" style:auto-text-indent="false"/>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language-asian="ru" style:country-asian="RU" style:font-name-complex="Times New Roman1" style:font-size-complex="12pt"/>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 style:display-name="ListLabel 1" style:family="text">
      <style:text-properties style:font-name-complex="Courier New1"/>
    </style:style>
    <style:style style:name="Default_20_Paragraph_20_Font" style:display-name="Default Paragraph Font" style:family="text"/>
    <style:style style:name="mw-headlin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size="10pt"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2783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vakm </meta:initial-creator>
    <meta:creation-date>2011-12-07T01:39:00</meta:creation-date>
    <dc:date>2011-12-13T01:47:21</dc:date>
    <dc:creator>vovakm </dc:creator>
    <meta:generator>LibreOffice/3.4$Linux LibreOffice_project/340m1$Build-402</meta:generator>
    <meta:editing-duration>PT3H19M22S</meta:editing-duration>
    <meta:editing-cycles>7</meta:editing-cycles>
    <meta:document-statistic meta:table-count="0" meta:image-count="0" meta:object-count="0" meta:page-count="6" meta:paragraph-count="47" meta:word-count="1202" meta:character-count="9416" meta:non-whitespace-character-count="8245"/>
  </office:meta>
</office:document-meta>
</file>